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C020000300FD6E851E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Narrow,Bold" svg:font-family="'ArialNarrow,Bold'"/>
    <style:font-face style:name="Mangal1" svg:font-family="Mangal"/>
    <style:font-face style:name="KristenITC" svg:font-family="KristenITC" style:font-family-generic="script"/>
    <style:font-face style:name="ArialNarrow" svg:font-family="ArialNarrow" style:font-family-generic="swiss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Narrow" fo:font-size="12pt" style:font-name-asian="ArialNarrow" style:font-size-asian="12pt" style:font-name-complex="ArialNarrow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ArialNarrow" fo:font-size="12pt" style:font-name-asian="ArialNarrow" style:font-size-asian="12pt" style:font-name-complex="ArialNarrow" style:font-size-complex="12pt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Arial" fo:font-size="12pt" fo:font-weight="normal" style:font-name-asian="ArialNarrow" style:font-size-asian="12pt" style:font-weight-asian="normal" style:font-name-complex="ArialNarrow" style:font-size-complex="12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normal" style:font-name-asian="ArialNarrow" style:font-size-asian="12pt" style:font-weight-asian="normal" style:font-name-complex="ArialNarrow" style:font-size-complex="12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" fo:font-size="14pt" style:text-underline-style="solid" style:text-underline-width="auto" style:text-underline-color="font-color" fo:font-weight="bold" style:font-name-asian="ArialNarrow" style:font-size-asian="14pt" style:font-weight-asian="bold" style:font-name-complex="ArialNarrow" style:font-size-complex="14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Arial" fo:font-size="18pt" fo:font-weight="bold" style:font-name-asian="ArialNarrow" style:font-size-asian="18pt" style:font-weight-asian="bold" style:font-name-complex="ArialNarrow" style:font-size-complex="18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1pt" style:text-underline-style="none" fo:font-weight="normal" style:font-name-asian="ArialNarrow" style:font-size-asian="11pt" style:font-weight-asian="normal" style:font-name-complex="ArialNarrow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Arial" fo:font-size="8pt" style:text-underline-style="none" fo:font-weight="normal" style:font-name-asian="ArialNarrow" style:font-size-asian="8pt" style:font-weight-asian="normal" style:font-name-complex="ArialNarrow" style:font-size-complex="8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Arial" fo:font-size="16pt" style:text-underline-style="solid" style:text-underline-width="auto" style:text-underline-color="font-color" fo:font-weight="bold" style:font-name-asian="ArialNarrow" style:font-size-asian="16pt" style:font-weight-asian="bold" style:font-name-complex="ArialNarrow" style:font-size-complex="16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4f6228" style:font-name="KristenITC" fo:font-size="18pt" style:font-name-asian="KristenITC" style:font-size-asian="18pt" style:font-name-complex="KristenITC" style:font-size-complex="18pt"/>
    </style:style>
    <style:style style:name="P11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text-autospace="none" style:join-border="false"/>
      <style:text-properties fo:color="#000000" style:font-name="Arial" fo:font-size="18pt" fo:font-weight="bold" style:font-name-asian="ArialNarrow" style:font-size-asian="18pt" style:font-weight-asian="bold" style:font-name-complex="ArialNarrow" style:font-size-complex="18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0000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1" text:anchor-type="paragraph" svg:x="15.642cm" svg:y="0.019cm" svg:width="1.898cm" svg:height="1.789cm" draw:z-index="0"><draw:image xlink:href="Pictures/2000000700002C020000300FD6E851E4.svm" xlink:type="simple" xlink:show="embed" xlink:actuate="onLoad"/></draw:frame><text:span text:style-name="T1"> <text:s text:c="14"/></text:span><text:span text:style-name="T4">Kinder Afrika Projekt e.V. Deutschland</text:span></text:p>
      <text:p text:style-name="P2"><text:s text:c="19"/>Zieglerstrasse 26, <text:s/>65191 Wiesbaden <text:s/>Tel: 0611 5325148 <text:s/>Fax: 0611 2385226 <text:s/></text:p>
      <text:p text:style-name="P1"><text:span text:style-name="T3"><text:s text:c="51"/>Email: </text:span><text:a xlink:type="simple" xlink:href="mailto:info@kap-deutschland.orgn">info@kap-deutschland.orgn</text:a><text:span text:style-name="T2"> </text:span><text:span text:style-name="T3">Website: </text:span><text:a xlink:type="simple" xlink:href="http://www.kap-deutschland.org/"><text:span text:style-name="T3">www.kap-deutschland.org</text:span></text:a></text:p>
      <text:p text:style-name="P1"><text:span text:style-name="T3"/></text:p>
      <text:p text:style-name="P1"><text:span text:style-name="T3"/></text:p>
      <text:p text:style-name="P1"><text:span text:style-name="T3"/></text:p>
      <text:p text:style-name="P9">Sammelbogen</text:p>
      <text:p text:style-name="P6"/>
      <text:p text:style-name="P4">Ich/Wir nehme/n eine Sammeldose von Kinder Afrika Projekt e.V. (KA) an.</text:p>
      <text:p text:style-name="P3"><text:span text:style-name="T5"/></text:p>
      <text:p text:style-name="P4">Name: …............................................................................................................</text:p>
      <text:p text:style-name="P4">Geschäftsname: …............................................................................................</text:p>
      <text:p text:style-name="P4">Anschrift: ….......................................................................................................</text:p>
      <text:p text:style-name="P4"><text:s text:c="16"/>...........................................................................................................</text:p>
      <text:p text:style-name="P4">Datum: …...................................</text:p>
      <text:p text:style-name="P3"/>
      <text:p text:style-name="P3">…..................................</text:p>
      <text:p text:style-name="P3">Stempel/Unterschrift</text:p>
      <text:p text:style-name="P11"/>
      <text:p text:style-name="P6"/>
      <text:p text:style-name="P5">Sammeltermine</text:p>
      <text:p text:style-name="P7">Die Sammeldosen können nur von KAP Mitarberiern verteilt und eingesammelt werden , die sich durch einen Mitarbeiterausweis in Verbindung mit Ihre Personalausweis identifizieren können.</text:p>
      <text:p text:style-name="P5"/>
      <text:p text:style-name="P7"><text:s text:c="4"/><text:span text:style-name="T6">Name der Geschäftsvertreter</text:span> <text:s text:c="14"/><text:span text:style-name="T6">Name der KAP Mitarbeiter</text:span> <text:s text:c="10"/><text:span text:style-name="T6">Datum</text:span> <text:s text:c="12"/><text:span text:style-name="T6">Unterschrift</text:span></text:p>
      <text:p text:style-name="P7"/>
      <text:p text:style-name="P7">1.</text:p>
      <text:p text:style-name="P7"/>
      <text:p text:style-name="P7">2.</text:p>
      <text:p text:style-name="P7"/>
      <text:p text:style-name="P7">3.</text:p>
      <text:p text:style-name="P7"/>
      <text:p text:style-name="P7">4.</text:p>
      <text:p text:style-name="P7"/>
      <text:p text:style-name="P7">5.</text:p>
      <text:p text:style-name="P7"/>
      <text:p text:style-name="P7">6.</text:p>
      <text:p text:style-name="P7"/>
      <text:p text:style-name="P7">7.</text:p>
      <text:p text:style-name="P7"/>
      <text:p text:style-name="P7">8.</text:p>
      <text:p text:style-name="P7"/>
      <text:p text:style-name="P7">9.</text:p>
      <text:p text:style-name="P7"/>
      <text:p text:style-name="P7">10.</text:p>
      <text:p text:style-name="P7"/>
      <text:p text:style-name="P8">------------------------------------------------------------------------------------------------------------------------------------------------------------------------------------------</text:p>
      <text:p text:style-name="P8">Kinder Afrika Projekt e.V. Regnr. 6319 Spendenkonto:KTN: 7505205, BLZ: 51090000 Volksbank Wiesbaden</text:p>
      <text:p text:style-name="P8">Email: <text:a xlink:type="simple" xlink:href="mailto:info@kap-deutschland.org">info@kap-deutschland.org</text:a> Internet: www.kap-deutschland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Narrow,Bold" svg:font-family="'ArialNarrow,Bold'"/>
    <style:font-face style:name="Mangal1" svg:font-family="Mangal"/>
    <style:font-face style:name="KristenITC" svg:font-family="KristenITC" style:font-family-generic="script"/>
    <style:font-face style:name="ArialNarrow" svg:font-family="ArialNarrow" style:font-family-generic="swiss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lu  Ogba</meta:initial-creator>
    <meta:creation-date>2011-11-22T11:11:30.61</meta:creation-date>
    <meta:printed-by>Kalu  Ogba</meta:printed-by>
    <meta:print-date>2011-11-22T11:47:38.96</meta:print-date>
    <meta:document-statistic meta:table-count="0" meta:image-count="1" meta:object-count="0" meta:page-count="1" meta:paragraph-count="28" meta:word-count="108" meta:character-count="1583"/>
    <dc:date>2011-11-22T11:48:21.51</dc:date>
    <dc:creator>Kalu  Ogba</dc:creator>
    <meta:editing-duration>PT00H03M12S</meta:editing-duration>
    <meta:editing-cycles>1</meta:editing-cycles>
    <meta:generator>OpenOffice.org/3.2$Win32 OpenOffice.org_project/320m18$Build-9502</meta:generator>
  </office:meta>
</office:document-meta>
</file>